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BrokerBeanDefinitionParser.parse( Element element , Parser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MessageBrokerBeanDefinitionParser.extractBeanSubElements( Element parentElement , Parser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BrokerBeanDefinitionParser.registerHandlerMapping( Element element , ParserContext context , @ Nullable Object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ssageBrokerBeanDefinitionParser.registerMessageBroker( Element brokerElement , RuntimeBeanReference inChannel , RuntimeBeanReference outChannel , RuntimeBeanReference brokerChannel , Object userDestHandler , RuntimeBeanReference brokerTemplate , RuntimeBeanReference userRegistry , ParserContext context , @ Nullable Object sourc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3">
            <text:p text:style-name="Table_20_Contents">3</text:p>
          </table:table-cell>
          <table:table-cell office:value-type="float" office:value="87">
            <text:p text:style-name="Table_20_Contents">87</text:p>
          </table:table-cell>
        </table:table-row>
        <table:table-row>
          <table:table-cell office:value-type="string">
            <text:p text:style-name="Table_20_Contents">MessageBrokerBeanDefinitionParser.getMessageChannel( String name , @ Nullable Element element , ParserContext context , @ Nullable Object sourc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DecoratingFactoryBean.DecoratingFactoryBean( WebSocketHandler handler , List &lt; WebSocketHandlerDecoratorFactory &gt; facto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BrokerBeanDefinitionParser.registerMessagingTemplate( Element element , RuntimeBeanReference brokerChannel , RuntimeBeanReference messageConverter , ParserContext context ,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BrokerBeanDefinitionParser.registerUserRegistry( Element element , ParserContext context , @ Nullable Object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essageBrokerBeanDefinitionParser.registerUserRegistryMessageHandler( RuntimeBeanReference userRegistry , RuntimeBeanReference brokerTemplate , String destination , ParserContext context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BrokerBeanDefinitionParser.getValidator( Element messageBrokerElement , @ Nullable Object source , Parser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essageBrokerBeanDefinitionParser.registerAnnotationMethodMessageHandler( Element messageBrokerElement , RuntimeBeanReference inChannel , RuntimeBeanReference outChannel , RuntimeBeanReference converter , RuntimeBeanReference messagingTemplate , ParserContext context , @ Nullable Object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Decorating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BrokerBeanDefinitionParser.registerMessageConverter( Element element , ParserContext context , @ Nullable Object sour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MessageBrokerBeanDefinitionParser.registerRequestHandler( Element element , RuntimeBeanReference subProtoHandler , ParserContext ctx , @ Nullable Object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ssageBrokerBeanDefinitionParser.registerBeanDef( RootBeanDefinition beanDef , ParserContext context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BrokerBeanDefinitionParser.registerUserDestHandler( Element brokerElem , RuntimeBeanReference userRegistry , RuntimeBeanReference inChannel , RuntimeBeanReference brokerChannel , ParserContext context , @ Nullable Object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ssageBrokerBeanDefinitionParser.registerWebSocketMessageBrokerStats( RootBeanDefinition broker , RuntimeBeanReference inChannel , RuntimeBeanReference outChannel , ParserContext context , @ Nullable Object 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ssageBrokerBeanDefinitionParser.registerStompHandler( Element element , RuntimeBeanReference inChannel , RuntimeBeanReference outChannel , ParserContext context , @ Nullable Object sour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Decorating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coratingFactoryBean.ge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BrokerBeanDefinitionParser.registerBeanDefByName( String name , RootBeanDefinition beanDef , ParserContext context ,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BrokerBeanDefinitionParser.getDefaultExecutorBeanDefinition( String channe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BrokerBeanDefinitionParser.registerUserDestResolver( Element brokerElem , RuntimeBeanReference userRegistry , ParserContext context , @ Nullable Object 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